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6ba7" officeooo:paragraph-rsid="000c6ba7"/>
    </style:style>
    <style:style style:name="P2" style:family="paragraph" style:parent-style-name="Standard">
      <style:text-properties fo:font-size="16pt" officeooo:rsid="000c6ba7" officeooo:paragraph-rsid="000c6ba7" style:font-size-asian="16pt" style:font-size-complex="16pt"/>
    </style:style>
    <style:style style:name="P3" style:family="paragraph" style:parent-style-name="Standard">
      <style:text-properties officeooo:rsid="000cf590" officeooo:paragraph-rsid="000ec24d"/>
    </style:style>
    <style:style style:name="P4" style:family="paragraph" style:parent-style-name="Standard">
      <style:text-properties officeooo:rsid="00107e0e" officeooo:paragraph-rsid="00107e0e"/>
    </style:style>
    <style:style style:name="P5" style:family="paragraph" style:parent-style-name="Standard" style:list-style-name="L1">
      <style:text-properties officeooo:paragraph-rsid="001585dd"/>
    </style:style>
    <style:style style:name="P6" style:family="paragraph" style:parent-style-name="Standard" style:list-style-name="L1">
      <style:text-properties officeooo:paragraph-rsid="00160303"/>
    </style:style>
    <style:style style:name="P7" style:family="paragraph" style:parent-style-name="Standard" style:list-style-name="L1">
      <style:text-properties officeooo:rsid="000c6ba7" officeooo:paragraph-rsid="000c6ba7"/>
    </style:style>
    <style:style style:name="P8" style:family="paragraph" style:parent-style-name="Standard" style:list-style-name="L1">
      <style:text-properties officeooo:rsid="000c6ba7" officeooo:paragraph-rsid="000db7fb"/>
    </style:style>
    <style:style style:name="P9" style:family="paragraph" style:parent-style-name="Standard" style:list-style-name="L1">
      <style:text-properties officeooo:rsid="000cf590" officeooo:paragraph-rsid="000cf590"/>
    </style:style>
    <style:style style:name="P10" style:family="paragraph" style:parent-style-name="Standard" style:list-style-name="L1">
      <style:text-properties officeooo:rsid="000cf590" officeooo:paragraph-rsid="000ec24d"/>
    </style:style>
    <style:style style:name="P11" style:family="paragraph" style:parent-style-name="Standard" style:list-style-name="L2">
      <style:text-properties officeooo:rsid="000cf590" officeooo:paragraph-rsid="000cf590"/>
    </style:style>
    <style:style style:name="P12" style:family="paragraph" style:parent-style-name="Standard" style:list-style-name="L1">
      <style:text-properties officeooo:rsid="000ec24d" officeooo:paragraph-rsid="000ec24d"/>
    </style:style>
    <style:style style:name="P13" style:family="paragraph" style:parent-style-name="Standard" style:list-style-name="L1">
      <style:text-properties officeooo:rsid="000ec24d" officeooo:paragraph-rsid="00107e0e"/>
    </style:style>
    <style:style style:name="P14" style:family="paragraph" style:parent-style-name="Standard" style:list-style-name="L1">
      <style:text-properties officeooo:rsid="00107e0e" officeooo:paragraph-rsid="00107e0e"/>
    </style:style>
    <style:style style:name="P15" style:family="paragraph" style:parent-style-name="Standard" style:list-style-name="L1">
      <style:text-properties officeooo:rsid="00110ae8" officeooo:paragraph-rsid="00110ae8"/>
    </style:style>
    <style:style style:name="P16" style:family="paragraph" style:parent-style-name="Standard" style:list-style-name="L1">
      <style:text-properties officeooo:rsid="00160303" officeooo:paragraph-rsid="00160303"/>
    </style:style>
    <style:style style:name="T1" style:family="text">
      <style:text-properties officeooo:rsid="000cf590"/>
    </style:style>
    <style:style style:name="T2" style:family="text">
      <style:text-properties officeooo:rsid="000db7fb"/>
    </style:style>
    <style:style style:name="T3" style:family="text">
      <style:text-properties officeooo:rsid="000ec24d"/>
    </style:style>
    <style:style style:name="T4" style:family="text">
      <style:text-properties officeooo:rsid="000f847d"/>
    </style:style>
    <style:style style:name="T5" style:family="text">
      <style:text-properties officeooo:rsid="00107e0e"/>
    </style:style>
    <style:style style:name="T6" style:family="text">
      <style:text-properties officeooo:rsid="0012383c"/>
    </style:style>
    <style:style style:name="T7" style:family="text">
      <style:text-properties officeooo:rsid="001585d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ación Orientada a objetos.</text:p>
      <text:p text:style-name="P1"/>
      <text:list xml:id="list354314272" text:style-name="L1">
        <text:list-item>
          <text:p text:style-name="P7">Realice una clase que represente números complejos.</text:p>
          <text:list>
            <text:list-item>
              <text:p text:style-name="P8"><text:span text:style-name="T2">Un n</text:span>úmero complejo <text:span text:style-name="T2">debe ser construido. </text:span></text:p>
            </text:list-item>
            <text:list-item>
              <text:p text:style-name="P8"><text:span text:style-name="T2">Un </text:span>número complejo debe sumar, restar, multiplicar y dividi<text:span text:style-name="T1">r.</text:span></text:p>
            </text:list-item>
          </text:list>
        </text:list-item>
        <text:list-item>
          <text:p text:style-name="P9">Realice una clase que represente una Fracción. </text:p>
          <text:list>
            <text:list-item>
              <text:p text:style-name="P9">Un objeto fracción solo se puede construir a partir de un <text:span text:style-name="T2">numerador</text:span> y denominador. <text:s/></text:p>
            </text:list-item>
            <text:list-item>
              <text:p text:style-name="P9">Un objeto fracción debe poder sumar, restar, multiplicar y dividir.</text:p>
            </text:list-item>
            <text:list-item>
              <text:p text:style-name="P10">Un objeto fracción debe poder <text:span text:style-name="T3">simplificarse</text:span></text:p>
            </text:list-item>
          </text:list>
        </text:list-item>
        <text:list-item>
          <text:p text:style-name="P12">Realice una clase Cadena que permita representar una cadena cstring. La cadena debe permitir: </text:p>
          <text:list>
            <text:list-item>
              <text:p text:style-name="P12">Saber cuantos caracteres tiene la cadena</text:p>
            </text:list-item>
            <text:list-item>
              <text:p text:style-name="P12">Agregar un carácter al final</text:p>
            </text:list-item>
            <text:list-item>
              <text:p text:style-name="P12">Agregar un carácter al principio</text:p>
            </text:list-item>
            <text:list-item>
              <text:p text:style-name="P12">Remover la primera ocurrencia de un carácter pasado por parámetro.</text:p>
            </text:list-item>
            <text:list-item>
              <text:p text:style-name="P12">Retornar una cadena en <text:span text:style-name="T4">mayúscula.</text:span></text:p>
            </text:list-item>
          </text:list>
        </text:list-item>
        <text:list-item>
          <text:p text:style-name="P13">Realice una clase <text:span text:style-name="T5">VectorDinamico</text:span> que permita representar un <text:span text:style-name="T5">vector dínamico de enteros</text:span>. <text:span text:style-name="T5">Esta clase</text:span> debe permitir: </text:p>
          <text:list>
            <text:list-item>
              <text:p text:style-name="P14">Saber cuantos elementos hay en el vector</text:p>
            </text:list-item>
            <text:list-item>
              <text:p text:style-name="P14">Agregar un elemento al vector</text:p>
            </text:list-item>
            <text:list-item>
              <text:p text:style-name="P14">Remover un elemento del vector</text:p>
            </text:list-item>
            <text:list-item>
              <text:p text:style-name="P14">Calcular el promedio de los elementos</text:p>
            </text:list-item>
            <text:list-item>
              <text:p text:style-name="P14">Saber el mayor elemento</text:p>
            </text:list-item>
            <text:list-item>
              <text:p text:style-name="P14">Saber el menor elemento</text:p>
            </text:list-item>
          </text:list>
        </text:list-item>
        <text:list-item>
          <text:p text:style-name="P15">Realice un software que permita <text:span text:style-name="T6">mantener las notas de los alumnos del curso y conocer su promedio. Note que cada alumno va tener 4 notas y un curso va tener 20 alumnos. </text:span></text:p>
        </text:list-item>
        <text:list-item>
          <text:p text:style-name="P5"><text:span text:style-name="T7">Realice un software que dado un monto en dinero retorne un vector de los billetes y monedas que debe retornar. El software debe dar prioridad a billetes con mayor denominación. Los billetes son de 1000, 500, 200, 100, 50, 20, 10 y monedas de 5, 2, 1. Por ejemplo dado el monto 545 el software debe retornar el vector con los billetes [ 500, 20, 20, 5] </text:span></text:p>
        </text:list-item>
        <text:list-item>
          <text:p text:style-name="P6"><text:span text:style-name="T7">Realice un software que permita mantener las fechas de cumpleaños de sus amistades. El software debe permitir cargar un cumpleaños y listar los cumpleaños cargados. </text:span></text:p>
          <text:p text:style-name="P16"/>
          <text:p text:style-name="P6"><text:span text:style-name="T7"><text:s/></text:span></text:p>
        </text:list-item>
      </text:list>
      <text:p text:style-name="P4"/>
      <text:list xml:id="list121838596377797" text:continue-numbering="true" text:style-name="L1">
        <text:list-item>
          <text:list>
            <text:list-header>
              <text:p text:style-name="P12"/>
            </text:list-header>
          </text:list>
        </text:list-item>
      </text:list>
      <text:p text:style-name="P3"/>
      <text:list xml:id="list3377472701" text:style-name="L2">
        <text:list-header>
          <text:p text:style-name="P11"/>
        </text:list-header>
      </text:list>
      <text:p text:style-name="P1"><text:s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4-25T22:20:49.842906719</meta:creation-date>
    <dc:date>2020-04-26T12:18:37.354895047</dc:date>
    <meta:editing-duration>PT53M54S</meta:editing-duration>
    <meta:editing-cycles>5</meta:editing-cycles>
    <meta:generator>LibreOffice/6.3.5.2$Linux_X86_64 LibreOffice_project/30$Build-2</meta:generator>
    <meta:document-statistic meta:table-count="0" meta:image-count="0" meta:object-count="0" meta:page-count="1" meta:paragraph-count="27" meta:word-count="303" meta:character-count="1750" meta:non-whitespace-character-count="1484"/>
  </office:meta>
</office:document-meta>
</file>